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erver Demo Applications</text:h>
      <text:p text:style-name="P2"/>
      <text:p text:style-name="P3">This document briefly describes the demos that come pre-installed on the Early Access server. <text:s/>These applications demonstrate the various features of the server in addition to serving as a model for how to develop different types of applications for the Sun Game Server.</text:p>
      <text:p text:style-name="P3"/>
      <text:p text:style-name="P3">Each application has a server-side component, and one or more client components. <text:s/>The server component is loaded on server startup, provided it has an entry in the SGS-apps.conf file. <text:s/>The client side applications exist in the “client” directory, with convenient startup scripts for each one in the “bin” directory.</text:p>
      <text:p text:style-name="P3"/>
      <text:p text:style-name="P3">Note that the file SGS-apps.conf controls which demos are loaded on server startup. <text:s/>By default, all demos are loaded.</text:p>
      <text:p text:style-name="P3"/>
      <text:p text:style-name="P4">Chat Test</text:p>
      <text:p text:style-name="P5">This application demonstrates channel communication by implementing a simple chat client. <text:s/>It also demonstrates how hybrid clients can connect to the same server application. <text:s/>There are three sample clients that can connect to the Chat Server application: a JSE client, a C++ client, and a JME client.</text:p>
      <text:p text:style-name="P4"/>
      <text:p text:style-name="P4">Battleboard</text:p>
      <text:p text:style-name="P5">This application demonstrates how a simple two player, turn based game might be implemented on the server. <text:s/>There are two different startup scripts (startBattleboardClient1 and startBattleboardClient2) that login as two different players. <text:s/>On each turn, a player attempts to find the other player's blue circles by clicking on a circle in the opponent's grid. <text:s/>The first player to find the other's two blue circles wins.</text:p>
      <text:p text:style-name="P4"/>
      <text:p text:style-name="P4">Swordworld</text:p>
      <text:p text:style-name="P5">Swordworld is a simple text adventure in the style of older RPGs. <text:s/>Since Swordworld's source code is the most thoroughly documented of all the demos, it is a good place to start for gaining insight into the internals of a server application.</text:p>
      <text:p text:style-name="P4"/>
      <text:p text:style-name="P4">Matchmaker</text:p>
      <text:p text:style-name="P5">This application demonstrates how a simple match maker might be implemented on the server. <text:s/>Features include: joining/leaving lobbies, creating and joining games, chatting in either games or lobbies (including filtering of chat messages), and booting or banning players. <text:s/>Multiple instances of the client can be launched in order to simulate any number of players.</text:p>
      <text:p text:style-name="P4"/>
      <text:p text:style-name="P4">Hack</text:p>
      <text:p text:style-name="P5">Hack a simple “Dungeon Crawler/Hack and Slash”. <text:s/>In addition to demonstrating many of the server features of Swordworld, it also shows how one might implement enemy A.I. <text:s/>Note that Hack is disabled by default. <text:s/>Due to a known server issue, the server should be started with the “-c” switch if Hack is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ten Anderson</meta:initial-creator>
    <meta:creation-date>2006-08-21T09:24:44</meta:creation-date>
    <dc:creator>Sten Anderson</dc:creator>
    <dc:date>2006-08-21T10:49:04</dc:date>
    <dc:language>en-US</dc:language>
    <meta:editing-cycles>6</meta:editing-cycles>
    <meta:editing-duration>PT1H2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387" meta:character-count="2406"/>
  </office:meta>
</office:document-meta>
</file>